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pplicationListenerAdapterTests.genericListenerStrictTypeTypeEra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Tests.genericListenerStrictTypeEven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Tests.genericListenerStrictType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ListenerAdapterTests.genericListenerStrictTypeAndResolvabl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Tests.genericListenerStrictTypeEventSubTypeNot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Tests.genericListenerRaw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ApplicationListenerAdapterTests.genericListenerUpperBoundTypeNot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ApplicationListenerAdapterTests.genericListenerUpperBoun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ApplicationListenerAdapterTests.genericListenerWildcar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ApplicationListenerAdapterTests.genericListenerStrictTypeNot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ListenerAdapterTests.genericListenerStrictTypeAndResolvableTyp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ApplicationListenerAdapterTests.supportsEventTypeWithSmartApplica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ApplicationListenerAdapterTests.supportsEventType( boolean match , Class &lt; ? extends ApplicationListener &gt; listenerType , ResolvableType ev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Tests.supportsSourceTypeWithSmartApplica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ApplicationListenerAdapterTests.genericListenerStri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ApplicationListenerAdapterTests.genericListenerStrictTypeNotMatchTypeEra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Tests.genericListenerRawTypeTypeEra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ApplicationListenerAdapterTests.genericListenerWildcardTypeTypeEras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